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099C000038BD3C835811.svm" manifest:media-type=""/>
  <manifest:file-entry manifest:full-path="Pictures/100002010000016300000050DAFB9A08.png" manifest:media-type=""/>
  <manifest:file-entry manifest:full-path="Pictures/10000000000009500000023832C36E1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2" svg:font-family="Tahoma"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4.868cm"/>
    </style:style>
    <style:style style:name="Tabla2.B" style:family="table-column">
      <style:table-column-properties style:column-width="12.144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2.434cm"/>
    </style:style>
    <style:style style:name="Tabla3.B" style:family="table-column">
      <style:table-column-properties style:column-width="3.678cm"/>
    </style:style>
    <style:style style:name="Tabla3.C" style:family="table-column">
      <style:table-column-properties style:column-width="4.438cm"/>
    </style:style>
    <style:style style:name="Tabla3.D" style:family="table-column">
      <style:table-column-properties style:column-width="1.886cm"/>
    </style:style>
    <style:style style:name="Tabla3.E" style:family="table-column">
      <style:table-column-properties style:column-width="4.577cm"/>
    </style:style>
    <style:style style:name="Tabla3.A1" style:family="table-cell">
      <style:table-cell-properties fo:padding="0.097cm" fo:border="none"/>
    </style:style>
    <style:style style:name="Tabla3.B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B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819cm" style:rel-column-width="7010*"/>
    </style:style>
    <style:style style:name="Tabla4.B" style:family="table-column">
      <style:table-column-properties style:column-width="1.655cm" style:rel-column-width="6378*"/>
    </style:style>
    <style:style style:name="Tabla4.C" style:family="table-column">
      <style:table-column-properties style:column-width="8.565cm" style:rel-column-width="33019*"/>
    </style:style>
    <style:style style:name="Tabla4.D" style:family="table-column">
      <style:table-column-properties style:column-width="4.962cm" style:rel-column-width="19128*"/>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852cm" style:rel-column-width="7139*"/>
    </style:style>
    <style:style style:name="Tabla5.B" style:family="table-column">
      <style:table-column-properties style:column-width="7.408cm" style:rel-column-width="28558*"/>
    </style:style>
    <style:style style:name="Tabla5.C" style:family="table-column">
      <style:table-column-properties style:column-width="7.74cm" style:rel-column-width="29838*"/>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4.433cm" style:rel-column-width="17087*"/>
    </style:style>
    <style:style style:name="Tabla6.B" style:family="table-column">
      <style:table-column-properties style:column-width="12.568cm" style:rel-column-width="4844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P1" style:family="paragraph" style:parent-style-name="SubtituloPortadaYDemostrativos">
      <style:text-properties officeooo:rsid="001248cb" officeooo:paragraph-rsid="001248cb"/>
    </style:style>
    <style:style style:name="P2" style:family="paragraph" style:parent-style-name="SubtituloPortadaYDemostrativos">
      <style:text-properties officeooo:rsid="0010b37c" officeooo:paragraph-rsid="0010b37c"/>
    </style:style>
    <style:style style:name="P3" style:family="paragraph" style:parent-style-name="SubtituloPortadaYDemostrativos">
      <style:text-properties officeooo:rsid="001c93e0" officeooo:paragraph-rsid="001c93e0"/>
    </style:style>
    <style:style style:name="P4" style:family="paragraph" style:parent-style-name="Standard">
      <style:text-properties officeooo:rsid="0014cfd4"/>
    </style:style>
    <style:style style:name="P5" style:family="paragraph" style:parent-style-name="Standard">
      <style:text-properties officeooo:rsid="0010b37c" officeooo:paragraph-rsid="0010b37c"/>
    </style:style>
    <style:style style:name="P6" style:family="paragraph" style:parent-style-name="Standard">
      <style:text-properties officeooo:rsid="001c93e0" officeooo:paragraph-rsid="0010b37c"/>
    </style:style>
    <style:style style:name="P7" style:family="paragraph" style:parent-style-name="Contents_20_1">
      <style:text-properties officeooo:rsid="001c93e0" officeooo:paragraph-rsid="001c93e0"/>
    </style:style>
    <style:style style:name="P8" style:family="paragraph" style:parent-style-name="Textos">
      <style:text-properties officeooo:rsid="00245c96" officeooo:paragraph-rsid="00245c96"/>
    </style:style>
    <style:style style:name="P9" style:family="paragraph" style:parent-style-name="Textos">
      <style:text-properties officeooo:rsid="00257d85"/>
    </style:style>
    <style:style style:name="P10" style:family="paragraph" style:parent-style-name="Textos">
      <style:text-properties officeooo:rsid="00257a23"/>
    </style:style>
    <style:style style:name="P11" style:family="paragraph" style:parent-style-name="Textos">
      <style:text-properties officeooo:paragraph-rsid="002d9053"/>
    </style:style>
    <style:style style:name="P12" style:family="paragraph" style:parent-style-name="Textos">
      <style:text-properties officeooo:paragraph-rsid="002ea794"/>
    </style:style>
    <style:style style:name="P13" style:family="paragraph" style:parent-style-name="PieTablaIlustraciones">
      <style:text-properties officeooo:rsid="00257d85" officeooo:paragraph-rsid="00257d85"/>
    </style:style>
    <style:style style:name="P14" style:family="paragraph" style:parent-style-name="Table_20_Contents">
      <style:text-properties style:font-name="Tahoma" fo:font-size="10pt" style:font-size-asian="10.5pt"/>
    </style:style>
    <style:style style:name="P15" style:family="paragraph" style:parent-style-name="Nivel2">
      <style:text-properties officeooo:rsid="001f02b7" officeooo:paragraph-rsid="001f02b7"/>
    </style:style>
    <style:style style:name="P16" style:family="paragraph" style:parent-style-name="Nivel2">
      <style:text-properties fo:font-weight="bold" style:font-weight-asian="bold" style:font-weight-complex="bold"/>
    </style:style>
    <style:style style:name="P17" style:family="paragraph" style:parent-style-name="TituloColumnaTabla">
      <style:text-properties officeooo:rsid="00245c96"/>
    </style:style>
    <style:style style:name="P18" style:family="paragraph" style:parent-style-name="TituloColumnaTabla">
      <style:text-properties officeooo:rsid="00245c96" officeooo:paragraph-rsid="00245c96"/>
    </style:style>
    <style:style style:name="P19" style:family="paragraph" style:parent-style-name="TituloColumnaTabla">
      <style:text-properties officeooo:rsid="00257a23" officeooo:paragraph-rsid="00257a23"/>
    </style:style>
    <style:style style:name="P20" style:family="paragraph" style:parent-style-name="Nivel3">
      <style:text-properties officeooo:rsid="001f02b7" officeooo:paragraph-rsid="001f02b7"/>
    </style:style>
    <style:style style:name="P21" style:family="paragraph" style:parent-style-name="Nivel1">
      <style:text-properties officeooo:rsid="00257a23" officeooo:paragraph-rsid="00257a23"/>
    </style:style>
    <style:style style:name="P22" style:family="paragraph" style:parent-style-name="Tabla_20_contenidos_20_nivel1">
      <style:paragraph-properties>
        <style:tab-stops>
          <style:tab-stop style:position="17cm" style:type="right" style:leader-style="dotted" style:leader-text="."/>
        </style:tab-stops>
      </style:paragraph-properties>
    </style:style>
    <style:style style:name="P23" style:family="paragraph" style:parent-style-name="Tabla_20_contenidos_20_nivel2">
      <style:paragraph-properties>
        <style:tab-stops>
          <style:tab-stop style:position="16.801cm" style:type="right" style:leader-style="dotted" style:leader-text="."/>
        </style:tab-stops>
      </style:paragraph-properties>
    </style:style>
    <style:style style:name="P24" style:family="paragraph" style:parent-style-name="CuerpoTabla">
      <style:text-properties officeooo:rsid="002a7fc0"/>
    </style:style>
    <style:style style:name="P25" style:family="paragraph" style:parent-style-name="CuerpoTabla">
      <style:text-properties officeooo:rsid="002a7fc0" officeooo:paragraph-rsid="002a7fc0"/>
    </style:style>
    <style:style style:name="P26" style:family="paragraph" style:parent-style-name="SubtituloPortadaYDemostrativos">
      <style:text-properties officeooo:rsid="002d9053" officeooo:paragraph-rsid="002d9053"/>
    </style:style>
    <style:style style:name="P27" style:family="paragraph" style:parent-style-name="TituloDemostrativo" style:master-page-name="PortadaDemostrativos">
      <style:paragraph-properties style:page-number="auto">
        <style:tab-stops>
          <style:tab-stop style:position="6.449cm"/>
        </style:tab-stops>
      </style:paragraph-properties>
      <style:text-properties style:font-name="Tahoma2" officeooo:rsid="002a7fc0" officeooo:paragraph-rsid="002a7fc0"/>
    </style:style>
    <style:style style:name="P28" style:family="paragraph" style:parent-style-name="Nivel1" style:master-page-name="Pagina">
      <style:paragraph-properties style:page-number="auto"/>
      <style:text-properties officeooo:rsid="00257a23" officeooo:paragraph-rsid="00257a23"/>
    </style:style>
    <style:style style:name="P29" style:family="paragraph" style:parent-style-name="TablaContenidosDemostrativo" style:master-page-name="Pagina">
      <style:paragraph-properties style:page-number="auto"/>
    </style:style>
    <style:style style:name="P30" style:family="paragraph" style:parent-style-name="Textos" style:master-page-name="Pagina">
      <style:paragraph-properties style:page-number="auto"/>
      <style:text-properties officeooo:rsid="00245c96" officeooo:paragraph-rsid="00245c96"/>
    </style:style>
    <style:style style:name="P31" style:family="paragraph" style:parent-style-name="Textos">
      <style:text-properties officeooo:rsid="002d9053" officeooo:paragraph-rsid="002d9053"/>
    </style:style>
    <style:style style:name="P32" style:family="paragraph" style:parent-style-name="Textos">
      <style:text-properties officeooo:rsid="002ea794"/>
    </style:style>
    <style:style style:name="P33" style:family="paragraph" style:parent-style-name="Textos">
      <style:text-properties officeooo:rsid="002ea794" officeooo:paragraph-rsid="002ea794"/>
    </style:style>
    <style:style style:name="P34" style:family="paragraph" style:parent-style-name="Enumeraciones">
      <style:text-properties fo:font-weight="normal" officeooo:rsid="002d9053" officeooo:paragraph-rsid="002d9053" style:font-weight-asian="normal" style:font-weight-complex="normal"/>
    </style:style>
    <style:style style:name="P35" style:family="paragraph" style:parent-style-name="CuerpoTabla">
      <style:text-properties officeooo:rsid="002d9053" officeooo:paragraph-rsid="002d9053"/>
    </style:style>
    <style:style style:name="T1" style:family="text">
      <style:text-properties officeooo:rsid="00257a23"/>
    </style:style>
    <style:style style:name="T2" style:family="text">
      <style:text-properties fo:font-weight="normal" officeooo:rsid="002d9053" style:font-weight-asian="normal" style:font-weight-complex="normal"/>
    </style:style>
    <style:style style:name="T3" style:family="text">
      <style:text-properties officeooo:rsid="002d9053"/>
    </style:style>
    <style:style style:name="T4" style:family="text">
      <style:text-properties officeooo:rsid="002ea7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Acta reunión OMA</text:p>
      <text:p text:style-name="P5"/>
      <text:p text:style-name="SubtituloPortadaYDemostrativos">Tipo de documento: <text:span text:style-name="T1">Acta</text:span></text:p>
      <text:p text:style-name="P26">01/04/2014</text:p>
      <text:p text:style-name="SubtituloPortadaYDemostrativos"/>
      <table:table table:name="Tabla2" table:style-name="Tabla2">
        <table:table-column table:style-name="Tabla2.A"/>
        <table:table-column table:style-name="Tabla2.B"/>
        <table:table-row>
          <table:table-cell table:style-name="Tabla2.A1" office:value-type="string">
            <text:p text:style-name="P18">Identificador del documento:</text:p>
          </table:table-cell>
          <table:table-cell table:style-name="Tabla2.B1" office:value-type="string">
            <text:p text:style-name="P25">T0.2.1.2</text:p>
          </table:table-cell>
        </table:table-row>
        <table:table-row>
          <table:table-cell table:style-name="Tabla2.A2" office:value-type="string">
            <text:p text:style-name="P18">Fecha:</text:p>
          </table:table-cell>
          <table:table-cell table:style-name="Tabla2.B2" office:value-type="string">
            <text:p text:style-name="P35">01/04/2014</text:p>
          </table:table-cell>
        </table:table-row>
        <table:table-row>
          <table:table-cell table:style-name="Tabla2.A2" office:value-type="string">
            <text:p text:style-name="P18">Actividad:</text:p>
          </table:table-cell>
          <table:table-cell table:style-name="Tabla2.B2" office:value-type="string">
            <text:p text:style-name="P25">Acta de la reunión mantenida con miembros de la OMA</text:p>
          </table:table-cell>
        </table:table-row>
        <table:table-row>
          <table:table-cell table:style-name="Tabla2.A2" office:value-type="string">
            <text:p text:style-name="P18">Estado del documento:</text:p>
          </table:table-cell>
          <table:table-cell table:style-name="Tabla2.B2" office:value-type="string">
            <text:p text:style-name="P25">Terminado</text:p>
          </table:table-cell>
        </table:table-row>
        <table:table-row>
          <table:table-cell table:style-name="Tabla2.A2" office:value-type="string">
            <text:p text:style-name="P18">Enlace del documento:</text:p>
          </table:table-cell>
          <table:table-cell table:style-name="Tabla2.B2" office:value-type="string">
            <text:p text:style-name="CuerpoTabla"/>
          </table:table-cell>
        </table:table-row>
      </table:table>
      <text:p text:style-name="Textos"/>
      <text:p text:style-name="P8"/>
      <text:p text:style-name="P8"/>
      <text:p text:style-name="P30">Datos de la entrega:</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14"/>
          </table:table-cell>
          <table:table-cell table:style-name="Tabla3.B1" office:value-type="string">
            <text:p text:style-name="P18">Nombre</text:p>
          </table:table-cell>
          <table:table-cell table:style-name="Tabla3.B1" office:value-type="string">
            <text:p text:style-name="P18">Compañía / Actividad</text:p>
          </table:table-cell>
          <table:table-cell table:style-name="Tabla3.B1" office:value-type="string">
            <text:p text:style-name="P18">Fecha</text:p>
          </table:table-cell>
          <table:table-cell table:style-name="Tabla3.E1" office:value-type="string">
            <text:p text:style-name="P18">Firma</text:p>
          </table:table-cell>
        </table:table-row>
        <table:table-row>
          <table:table-cell table:style-name="Tabla3.B1" office:value-type="string">
            <text:p text:style-name="P18"/>
            <text:p text:style-name="P18">Autor</text:p>
            <text:p text:style-name="P18"/>
          </table:table-cell>
          <table:table-cell table:style-name="Tabla3.B2" office:value-type="string">
            <text:p text:style-name="P25">Silvia Carrera</text:p>
          </table:table-cell>
          <table:table-cell table:style-name="Tabla3.B2" office:value-type="string">
            <text:p text:style-name="P25">Equipo B4</text:p>
          </table:table-cell>
          <table:table-cell table:style-name="Tabla3.B2" office:value-type="string">
            <text:p text:style-name="P35">01/04/14</text:p>
          </table:table-cell>
          <table:table-cell table:style-name="Tabla3.E2" office:value-type="string">
            <text:p text:style-name="CuerpoTabla"/>
          </table:table-cell>
        </table:table-row>
        <table:table-row>
          <table:table-cell table:style-name="Tabla3.B2" office:value-type="string">
            <text:p text:style-name="P18"/>
            <text:p text:style-name="P18">Verificado por</text:p>
            <text:p text:style-name="P18"/>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P18"/>
            <text:p text:style-name="P18">Revisado por</text:p>
            <text:p text:style-name="P18"/>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P18"/>
            <text:p text:style-name="P18">Aprobado por</text:p>
            <text:p text:style-name="P18"/>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
      <text:p text:style-name="P8"/>
      <text:p text:style-name="P8">Log del document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8">Versión</text:p>
          </table:table-cell>
          <table:table-cell table:style-name="Tabla4.A1" office:value-type="string">
            <text:p text:style-name="P18">Fecha</text:p>
          </table:table-cell>
          <table:table-cell table:style-name="Tabla4.A1" office:value-type="string">
            <text:p text:style-name="P18">Comentario</text:p>
          </table:table-cell>
          <table:table-cell table:style-name="Tabla4.D1" office:value-type="string">
            <text:p text:style-name="P18">Autor</text:p>
          </table:table-cell>
        </table:table-row>
        <table:table-row>
          <table:table-cell table:style-name="Tabla4.A2" office:value-type="string">
            <text:p text:style-name="P24">V0</text:p>
          </table:table-cell>
          <table:table-cell table:style-name="Tabla4.A2" office:value-type="string">
            <text:p text:style-name="P35">01/04/2014</text:p>
          </table:table-cell>
          <table:table-cell table:style-name="Tabla4.A2" office:value-type="string">
            <text:p text:style-name="CuerpoTabla">Realización del acta correspondiente a la reunión mantenida con representante de la OMA</text:p>
          </table:table-cell>
          <table:table-cell table:style-name="Tabla4.D2" office:value-type="string">
            <text:p text:style-name="CuerpoTabla">Silvia Carrera Álvarez</text:p>
          </table:table-cell>
        </table:table-row>
      </table:table>
      <text:p text:style-name="P8"/>
      <text:p text:style-name="P8">Registro de cambios del documento:</text:p>
      <table:table table:name="Tabla5" table:style-name="Tabla5">
        <table:table-column table:style-name="Tabla5.A"/>
        <table:table-column table:style-name="Tabla5.B"/>
        <table:table-column table:style-name="Tabla5.C"/>
        <table:table-row>
          <table:table-cell table:style-name="Tabla5.A1" office:value-type="string">
            <text:p text:style-name="P17">Versión</text:p>
          </table:table-cell>
          <table:table-cell table:style-name="Tabla5.A1" office:value-type="string">
            <text:p text:style-name="P18">Ítem</text:p>
          </table:table-cell>
          <table:table-cell table:style-name="Tabla5.C1" office:value-type="string">
            <text:p text:style-name="P18">Motivo del cambio</text:p>
          </table:table-cell>
        </table:table-row>
        <table:table-row>
          <table:table-cell table:style-name="Tabla5.A2" office:value-type="string">
            <text:p text:style-name="CuerpoTabla"/>
          </table:table-cell>
          <table:table-cell table:style-name="Tabla5.A2" office:value-type="string">
            <text:p text:style-name="CuerpoTabla"/>
          </table:table-cell>
          <table:table-cell table:style-name="Tabla5.C2" office:value-type="string">
            <text:p text:style-name="CuerpoTabla"/>
          </table:table-cell>
        </table:table-row>
      </table:table>
      <text:p text:style-name="P8"/>
      <text:p text:style-name="P2"/>
      <text:p text:style-name="P2"/>
      <text:p text:style-name="P2"/>
      <text:p text:style-name="P2"/>
      <text:table-of-content text:style-name="Sect1" text:protected="true" text:name="Índice de contenido1">
        <text:table-of-content-source text:outline-level="10" text:use-index-marks="false" text:use-index-source-styles="true">
          <text:index-title-template text:style-name="TablaContenidosDemostrativo">Tabla de contenido</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29">Tabla de contenido</text:p>
          </text:index-title>
          <text:p text:style-name="P22"><text:a xlink:type="simple" xlink:href="#__RefHeading__1803_1352885363" text:style-name="Index_20_Link" text:visited-style-name="Index_20_Link">Datos de la reunión:<text:tab/>4</text:a></text:p>
          <text:p text:style-name="P23"><text:a xlink:type="simple" xlink:href="#__RefHeading__744_302876939" text:style-name="Index_20_Link" text:visited-style-name="Index_20_Link">Tabla 01. Datos de la reunion, 2013<text:tab/>4</text:a></text:p>
          <text:p text:style-name="P22"><text:a xlink:type="simple" xlink:href="#__RefHeading__746_302876939" text:style-name="Index_20_Link" text:visited-style-name="Index_20_Link">Puntos del orden del día:<text:tab/>4</text:a></text:p>
          <text:p text:style-name="P22"><text:a xlink:type="simple" xlink:href="#__RefHeading__748_302876939" text:style-name="Index_20_Link" text:visited-style-name="Index_20_Link">Resumen de los puntos tratados:<text:tab/>4</text:a></text:p>
          <text:p text:style-name="P23"><text:a xlink:type="simple" xlink:href="#__RefHeading__750_302876939" text:style-name="Index_20_Link" text:visited-style-name="Index_20_Link">Procesos de información SimaPro:<text:tab/>4</text:a></text:p>
          <text:p text:style-name="P23"><text:a xlink:type="simple" xlink:href="#__RefHeading__754_302876939" text:style-name="Index_20_Link" text:visited-style-name="Index_20_Link">Fases a cubrir desde B4 para la OMA.<text:tab/>4</text:a></text:p>
          <text:p text:style-name="P23"><text:a xlink:type="simple" xlink:href="#__RefHeading__793_154428963" text:style-name="Index_20_Link" text:visited-style-name="Index_20_Link">Huelga general en educación:<text:tab/>6</text:a></text:p>
        </text:index-body>
      </text:table-of-content>
      <text:p text:style-name="Nivel1"/>
      <text:p text:style-name="P4"/>
      <text:p text:style-name="P1"/>
      <text:p text:style-name="P1"/>
      <text:p text:style-name="P1"/>
      <text:p text:style-name="P1"/>
      <text:p text:style-name="P28"><text:bookmark-start text:name="__RefHeading__1803_1352885363"/>Datos de la reunión:<text:bookmark-end text:name="__RefHeading__1803_1352885363"/></text:p>
      <table:table table:name="Tabla6" table:style-name="Tabla6">
        <table:table-column table:style-name="Tabla6.A"/>
        <table:table-column table:style-name="Tabla6.B"/>
        <table:table-row>
          <table:table-cell table:style-name="Tabla6.A1" office:value-type="string">
            <text:p text:style-name="P19">Fecha de celebración:</text:p>
          </table:table-cell>
          <table:table-cell table:style-name="Tabla6.B1" office:value-type="string">
            <text:p text:style-name="P35">Martes, 1 de abril de 2014</text:p>
          </table:table-cell>
        </table:table-row>
        <table:table-row>
          <table:table-cell table:style-name="Tabla6.A2" office:value-type="string">
            <text:p text:style-name="P19">Lugar de celebración:</text:p>
          </table:table-cell>
          <table:table-cell table:style-name="Tabla6.B2" office:value-type="string">
            <text:p text:style-name="CuerpoTabla"><text:span text:style-name="T3">Seminario 40</text:span> – Edificio Politécnico – Campus Ourense</text:p>
          </table:table-cell>
        </table:table-row>
        <table:table-row>
          <table:table-cell table:style-name="Tabla6.A2" office:value-type="string">
            <text:p text:style-name="P19">Hora de inicio:</text:p>
          </table:table-cell>
          <table:table-cell table:style-name="Tabla6.B2" office:value-type="string">
            <text:p text:style-name="CuerpoTabla">1<text:span text:style-name="T3">0</text:span>:00</text:p>
          </table:table-cell>
        </table:table-row>
        <table:table-row>
          <table:table-cell table:style-name="Tabla6.A2" office:value-type="string">
            <text:p text:style-name="P19">Hora de finalización:</text:p>
          </table:table-cell>
          <table:table-cell table:style-name="Tabla6.B2" office:value-type="string">
            <text:p text:style-name="CuerpoTabla">1<text:span text:style-name="T3">1:35</text:span></text:p>
          </table:table-cell>
        </table:table-row>
        <table:table-row>
          <table:table-cell table:style-name="Tabla6.A2" office:value-type="string">
            <text:p text:style-name="P19">Asistentes:</text:p>
          </table:table-cell>
          <table:table-cell table:style-name="Tabla6.B2" office:value-type="string">
            <text:p text:style-name="CuerpoTabla">Javier Rodeiro</text:p>
            <text:p text:style-name="CuerpoTabla">Manuel Cid</text:p>
            <text:p text:style-name="CuerpoTabla">Roberto Rosende</text:p>
            <text:p text:style-name="CuerpoTabla">Silvia Carrera</text:p>
            <text:p text:style-name="P35">Benedicto Soto González</text:p>
            <text:p text:style-name="CuerpoTabla">Marta Pérez</text:p>
          </table:table-cell>
        </table:table-row>
      </table:table>
      <text:p text:style-name="P13"><text:bookmark-start text:name="__RefHeading__744_302876939"/>Tabla 01. Datos de la reunión, 2013<text:bookmark-end text:name="__RefHeading__744_302876939"/></text:p>
      <text:p text:style-name="P9"/>
      <text:p text:style-name="P21"><text:bookmark-start text:name="__RefHeading__746_302876939"/>Puntos del orden del día:<text:bookmark-end text:name="__RefHeading__746_302876939"/></text:p>
      <text:p text:style-name="Enumeraciones">- <text:span text:style-name="T2">Necesidades de la OMA respecto al Demostrativo II.</text:span></text:p>
      <text:p text:style-name="Enumeraciones">- <text:span text:style-name="T2">Necesidades de la Oma respecto al Demostrativo III.</text:span></text:p>
      <text:p text:style-name="P34">- Resumen acuerdos alcanzados</text:p>
      <text:p text:style-name="P10"/>
      <text:p text:style-name="P21"><text:bookmark-start text:name="__RefHeading__748_302876939"/>Resumen de los puntos tratados:<text:bookmark-end text:name="__RefHeading__748_302876939"/></text:p>
      <text:p text:style-name="P16"><text:bookmark-start text:name="__RefHeading__750_302876939"/><text:span text:style-name="T3">Necesidades de la OMA respecto al Demostrativo II</text:span>:<text:bookmark-end text:name="__RefHeading__750_302876939"/></text:p>
      <text:p text:style-name="P31">Marta Pérez indica que falta por hacerle llegar el esquema de montaje del armario, así como un documento que ella había enviado a los miembros del equipo de la B4, en el que éstos debían cubrir una serie de campos y enviarle esa información. También comenta que la Isla comenzará a funcionar en abril y que es muy importante que le enviamos los datos que nos solicita para poder realizar diversos informes que deberá entregar en el mes de mayo.</text:p>
      <text:p text:style-name="P31">Javier Rodeiro comenta que tanto los esquemas como los datos solicitados no se le han podido enviar porque los armarios todavía no están fabricados. Así mismo explica que utilizaremos dos tipos de armarios distintos, unos en los que colocaremos refrigeración líquida en los equipos que lo formen y otros que irán con un líquido dieléctrico en el que se sumergirán los equipos. También comenta que ahora mismo lo que le podríamos facilitar son estimaciones, ya que nuestro proceso de puesta en marcha de los armarios finaliza en el mes de mayo, por lo que hasta esa fecha no dispondremos de datos reales.</text:p>
      <text:p text:style-name="P31"/>
      <text:p text:style-name="P31"><text:soft-page-break/>Marta Pérez interviene para aclarar que la la OMA necesita dos tipos de datos: de tratamiento interno, que le proporcionará la Isla, y de tratamiento externo, que son los que debe proporcionar el equipo de la B4.</text:p>
      <text:p text:style-name="P31">Javier Rodeiro ofrece los datos de procesado de equipos obtenidos por el equipo de la B4 a la OMA, pero los miembros de la OMA declinan ese ofrecimiento por que no serían datos válidos, ya que el equipo de la Isla sigue un proceso distinto al que se ha empleado en el equipo de etapa B4.</text:p>
      <text:p text:style-name="P11"><text:span text:style-name="T3">Javier Rodeiro explica el funcionamiento de la herramienta Gettracer, utilizada por el equipo B4 para el procesado de equipo, comentando además que esta herramienta calcula los valores de CO2 para el proceso que se realiza. Marta Pérez argumenta que estos datos no son válidos para la OMA ya que no se corresponden con el cálculo del ciclo de vida que ellos realizan con la aplicación Sigma Pro.</text:span></text:p>
      <text:p text:style-name="P33">Del mismo modo, Marta Pérez aclara que necesita que el equipo de la etapa B4 debe enviarle los procesos de construcción de los armarios, así como los materiales utilizados para ello, así como los que formarán parte del sistema de refrigeración.</text:p>
      <text:p text:style-name="Footer"><text:bookmark-start text:name="__RefHeading__752_302876939"/><text:bookmark-end text:name="__RefHeading__752_302876939"/></text:p>
      <text:p text:style-name="P16"><text:bookmark-start text:name="__RefHeading__754_302876939"/><text:span text:style-name="T4">Necesidades de la OMA respecto al Demostrativo III</text:span>.<text:bookmark-end text:name="__RefHeading__754_302876939"/></text:p>
      <text:p text:style-name="P33">Roberto Rosende explica los tres tipos de cajas que se utilizarán en los Appliance de seguridad perimetral así como que la hoja que se había enviado al equipo B4 desde la OMA para cubrir no es válida. Marta Pérez afirma que adaptará la hoja enviada para que el equipo B4 pueda cubrirla y enviársela a la OMA.</text:p>
      <text:p text:style-name="P33">Marta Pérez comenta que en nuestro proceso es necesario definir un paso para sacar los equipos de la caja original y meterlos en la nueva caja, en el que caso de los equipos sufran este proceso, ya que son datos relevantes en los cálculos que hace la OMA.</text:p>
      <text:p text:style-name="P33">Marta explica el proceso de desmontaje y procesado de equipos que se lleva a cabo en la Isla. Javier Rodeiro plantea que el caso de que una placa de un determinado equipo no funcione, no está contemplado, ya que no se tiene en cuenta el montaje y desmontaje necesario para cambiarla.</text:p>
      <text:p text:style-name="P33">Marta Pérez responde que no está contemplado ya que los procesos de desmontaje del Demostrativo II y del Demostrativo III son distintos, ya que en el primero se trabaja con componentes sueltos, mientras que en el segundo se parte de equipos completos que funcionen correctamente. </text:p>
      <text:p text:style-name="P33"/>
      <text:p text:style-name="P33">Marta Pérez comenta que es necesario que nos comuniquemos con la Isla para decirle los componentes que necesitamos, es decir, lo requisitos mínimos para que un equipo en desuso pueda ser aprovechado en alguno de los Demostrativos (II y III).</text:p>
      <text:p text:style-name="P33"><text:soft-page-break/></text:p>
      <text:p text:style-name="Nivel2"><text:bookmark-start text:name="__RefHeading__793_154428963"/><text:span text:style-name="T4">Resumen acuerdos alcanzados</text:span>:<text:bookmark-end text:name="__RefHeading__793_154428963"/></text:p>
      <text:p text:style-name="P32">- El equipo de la B4 informará a la Isla de los requisitos mínimos que tiene que cumplir el material que se nos envíe para los Demostrativos II y III.</text:p>
      <text:p text:style-name="P33">- Enviaremos a la OMA datos de consumo eléctrico de monitores y PC por separado.</text:p>
      <text:p text:style-name="P12"><text:span text:style-name="T4">- Para que la OMA pueda realizar la comparativa de los ciclos de vida de equipos nuevos frente a equipos reutilizados, los miembros del equipo de la Etapa B4 deben buscar soluciones comerciales equivalentes a las que se emplearán. Marta Pérez indica que necesita las características de los componentes sueltos de la opción comercial y sus peso. Roberto Rosende explica que para los componentes del Demostrativo II no hay ningún problema, ya que existen múltiples variantes comerciales cuyos componentes están ampliamente detallados, pero para el Demostrativo III las soluciones comerciales existentes no detallan los componentes para evitar plagio de otras soluciones comerciales. Se acuerda que la característica a tener en cuenta para enviar los datos de la solución comercial será una idéntica capacidad de cálculo respecto a la solución de reutilización. Además, la OMA necesita datos de potencia consumida, vida útil y capacidad de uso.</text:span></text:p>
      <text:p text:style-name="Textos"/>
      <text:p text:style-name="P5"/>
      <text:p text:style-name="P6"/>
      <text:p text:style-name="P3"/>
      <text:p text:style-name="P3"/>
      <text:p text:style-name="P15"><text:bookmark-start text:name="__RefHeading__639_378043852"/><text:bookmark-end text:name="__RefHeading__639_378043852"/></text:p>
      <text:p text:style-name="P20"/>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2" svg:font-family="Tahoma"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 fo:font-family="Tahoma" style:font-style-name="Normal" style:font-family-generic="swiss" style:font-pitch="variable"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1" fo:font-family="Tahoma" style:font-style-name="Negrita" style:font-family-generic="swiss" style:font-pitch="variable"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 fo:font-family="Tahoma" style:font-style-name="Normal" style:font-family-generic="swiss" style:font-pitch="variable"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 fo:font-family="Tahoma" style:font-style-name="Normal" style:font-family-generic="swiss" style:font-pitch="variable"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 fo:font-family="Tahoma" style:font-style-name="Normal" style:font-family-generic="swiss" style:font-pitch="variable" fo:font-size="10pt" style:font-size-asian="10.5pt"/>
    </style:style>
    <style:style style:name="Nivel2" style:family="paragraph" style:parent-style-name="Nivel1" style:master-page-name="">
      <style:paragraph-properties style:page-number="auto"/>
      <style:text-properties fo:font-size="10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3000001907349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9"><draw:image xlink:href="Pictures/100002010000016300000050DAFB9A08.png" xlink:type="simple" xlink:show="embed" xlink:actuate="onLoad"/></draw:frame><text:tab/><text:tab/><text:tab/><text:tab/><text:tab/><text:tab/><text:tab/><text:tab/><text:tab/><text:tab/><text:tab/><text:tab/><text:tab/><text:page-number text:select-page="current">3</text:page-number></text:p>
      </style:header>
      <style:footer>
        <text:p text:style-name="Footer"><draw:frame draw:style-name="Mfr2" draw:name="gráficos1" text:anchor-type="paragraph" svg:width="17cm" svg:height="4.05cm" draw:z-index="2"><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10"><draw:image xlink:href="Pictures/200000090000099C000038BD3C835811.svm"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2T14:08:22.43</meta:creation-date>
    <meta:editing-duration>P0D</meta:editing-duration>
    <meta:editing-cycles>4</meta:editing-cycles>
    <meta:generator>LibreOffice/4.1.3.2$Windows_x86 LibreOffice_project/70feb7d99726f064edab4605a8ab840c50ec57a</meta:generator>
    <dc:date>2014-04-09T12:06:37.212000000</dc:date>
    <meta:document-statistic meta:table-count="5" meta:image-count="3" meta:object-count="0" meta:page-count="6" meta:paragraph-count="86" meta:word-count="1053" meta:character-count="6210" meta:non-whitespace-character-count="5201"/>
  </office:meta>
</office:document-meta>
</file>